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S PGothic" svg:font-family="'MS PGothic'" style:font-family-generic="system" style:font-pitch="variable"/>
    <style:font-face style:name="MS PMincho" svg:font-family="'MS PMincho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Standard">
      <style:text-properties style:font-name="Courier New" fo:font-size="2pt" officeooo:rsid="000830e6" officeooo:paragraph-rsid="000830e6" style:font-size-asian="2pt" style:font-size-complex="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#LV 1</text:p>
      <text:p text:style-name="P1">lp1ap33 = "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"</text:p>
      <text:p text:style-name="P1">lp1ap32 = "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"</text:p>
      <text:p text:style-name="P1">lp1ap31 = "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░░░░░░░░╔════╗░░░░░░░░░░░░░░░░░░░░░░░░░░░░░░╔═══════╗░░░░░░░░░░░░░░░░░░███████████████████████████████"</text:p>
      <text:p text:style-name="P1">lp1ap30 = "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░░░░╔═══╝ <text:s text:c="3"/>╚══╗░░░░░░░░░░░░░░░░░░░░░░░╔═══╝ <text:s text:c="6"/>╚═╗░░░░░░░░░░░░░░░░███████████████████████████████"</text:p>
      <text:p text:style-name="P1">lp1ap29 = "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░░░╔╝ <text:s text:c="10"/>║░░░░░░░░░░░░░░░░░░░░░╔═╝ <text:s text:c="12"/>╚╗░░░░░░░░░░░░░░░███████████████████████████████"</text:p>
      <text:p text:style-name="P1">lp1ap28 = "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░░░║ <text:s text:c="9"/>╚═╩═════════════════════╩═╝ <text:s text:c="13"/>║░░░░░░░░░░░░░░░███████████████████████████████"</text:p>
      <text:p text:style-name="P1">lp1ap27 = "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░░╔╝ <text:s text:c="50"/>║░░░░░░░░░░░░░░░███████████████████████████████"</text:p>
      <text:p text:style-name="P1">lp1ap26 = "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░░║ <text:s text:c="10"/>╔═╦═════════════════════╦═╗ <text:s text:c="11"/>╔═╝░░░░░░░░░░░░░░░███████████████████████████████"</text:p>
      <text:p text:style-name="P1">lp1ap25 = "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░░║ <text:s text:c="11"/>╔╝░░░░░░░░░░░░░░░░░░░░░╚══╗ ╗ <text:s/>╔ <text:s text:c="2"/>╔══╝░░░░░░░░░░░░░░░░░███████████████████████████████"</text:p>
      <text:p text:style-name="P1">lp1ap24 = "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░░║ <text:s text:c="11"/>║░░░░░░░░░░░░░░░░░░░░░░░░░╚═╣ <text:s/>╠═══╝░░░░░░░░░░░░░░░░░░░░███████████████████████████████"</text:p>
      <text:p text:style-name="P1">lp1ap23 = "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░░╚╗ <text:s text:c="9"/>╔╝░░░░░░░░░░░░░░░░░░░░░░░░░░░║ <text:s/>║░░░░░░░░░░░░░░░░░░░░░░░░███████████████████████████████"</text:p>
      <text:p text:style-name="P1">lp1ap22 = "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░░░║ <text:s text:c="9"/>║░░░░░░░░░░░░░░░░░░░░░░░░░░░╔╣ <text:s/>╠═══╗░░░░░░░░░░░░░░░░░░░░███████████████████████████████"</text:p>
      <text:p text:style-name="P1">lp1ap21 = "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░░░╚═╗ <text:s text:c="4"/>╔══╝░░░░░░░░░░░░░░░░░░░░░░░░░╔═╝╝ <text:s/>╚ <text:s text:c="2"/>╚╗░░░░░░░░░░░░░░░░░░░███████████████████████████████"</text:p>
      <text:p text:style-name="P1">lp1ap20 = "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░░░░░╚═════╝░░░░░░░░░░░░░░░░░░░░░░░░░░░░║ <text:s text:c="9"/>║░░░░░░░░░░░░░░░░░░░███████████████████████████████"</text:p>
      <text:p text:style-name="P1">lp1ap19 = "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░░░░░░░░░░░░░░░░░░░░░░░░░░░░░░░░░░░░░░░░║ <text:s text:c="9"/>║░░░░░░░░░░░░░░░░░░░███████████████████████████████"</text:p>
      <text:p text:style-name="P1">lp1ap18 = "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 <text:s text:c="20"/>████░░░░░░░░░░░╔═════════╗░░░░░░░░░░░░░░░░░░╚╗ <text:s text:c="8"/>║░░░░░░░╔═════╗░░░░░███████████████████████████████"</text:p>
      <text:p text:style-name="P1">lp1ap17 = "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 <text:s text:c="20"/>████░░░░░░░░░╔═╝ <text:s text:c="8"/>╚═══╗░░░░░░░░░░░░░░░║ <text:s text:c="8"/>╚╗░░░░╔═╝╔═══╗╚╗░░░░███████████████████████████████"</text:p>
      <text:p text:style-name="P1">lp1ap16 = "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 <text:s text:c="20"/>████░░░░░░░░╔╝ <text:s text:c="14"/>╚═══╗░░░░░░░░░░░╚╗ <text:s text:c="8"/>║░░░░║ <text:s/>╠╗D╔╣ ║░░░░███████████████████████████████"</text:p>
      <text:p text:style-name="P1">lp1ap15 = "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 <text:s text:c="20"/>████▄░░░░░░░║ <text:s text:c="19"/>╚╗░░░░░░░░░░░║ <text:s text:c="8"/>║░░░░║ <text:s/>╚╝ ╚╝ ╚╗░░░███████████████████████████████"</text:p>
      <text:p text:style-name="P1">lp1ap14 = "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 <text:s text:c="20"/>▀▀▀▀╚═══════╩═╝ <text:s text:c="18"/>╚╗░░░░░░░░░░║ <text:s text:c="7"/>╔╝░░░░║ <text:s text:c="8"/>║░░░███████████████████████████████"</text:p>
      <text:p text:style-name="P1">lp1ap13 = "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 <text:s text:c="55"/>║░░░░░░░░░╔╝ <text:s text:c="7"/>║░░░░░║ <text:s text:c="8"/>║░░░███████████████████████████████"</text:p>
      <text:p text:style-name="P1">lp1ap12 = "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 <text:s text:c="20"/>▄▄▄▄╔══════╦══╗ <text:s text:c="19"/>╚╗░░│D│░░░║ <text:s text:c="8"/>║░░░░░║ <text:s/>╔╗ ╔╗ ╔╝░░░███████████████████████████████"</text:p>
      <text:p text:style-name="P1">lp1ap11 = "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 <text:s text:c="20"/>████▀░░░░░░║ <text:s text:c="22"/>╚╩══╝ ╚═══╩═╝ <text:s text:c="5"/>╔╝░░░░░╚╗ ╠╝U╚╣ ║░░░░███████████████████████████████"</text:p>
      <text:p text:style-name="P1">lp1ap10 = "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 <text:s text:c="20"/>████░░░░░░░╚╗ <text:s text:c="40"/>║░░░░░░░║ ╚═══╝ ║░░░░███████████████████████████████"</text:p>
      <text:p text:style-name="P1">lp1ap09 = "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 <text:s text:c="20"/>████░░░░░░░░╚═══╗ <text:s text:c="17"/>╔╦═══════╦══╗ <text:s text:c="4"/>╔╝░░░░░░░╚╗ <text:s text:c="3"/>╔═╝░░░░███████████████████████████████"</text:p>
      <text:p text:style-name="P1">lp1ap08 = "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 <text:s text:c="20"/>████░░░░░░░░░░░░╚═╗ <text:s text:c="15"/>╔╝░░░░░░╔╝ <text:s text:c="7"/>║░░░░░░░░░╚════╝░░░░░░███████████████████████████████"</text:p>
      <text:p text:style-name="P1">lp1ap07 = "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 <text:s text:c="4"/>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"</text:p>
      <text:p text:style-name="P1">lp1ap06 = "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╗ ╔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"</text:p>
      <text:p text:style-name="P1">lp1ap05 = "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│D│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"</text:p>
      <text:p text:style-name="P1">lp1ap04 = "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"</text:p>
      <text:p text:style-name="P1">lp1ap03 = "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"</text:p>
      <text:p text:style-name="P1">lp1ap02 = "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"</text:p>
      <text:p text:style-name="P1">lp1ap01 = "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"</text:p>
      <text:p text:style-name="P1">lp1ac00 = "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"</text:p>
      <text:p text:style-name="P1">lp1an01 = "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"</text:p>
      <text:p text:style-name="P1">lp1an02 = "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"</text:p>
      <text:p text:style-name="P1">lp1an03 = "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"</text:p>
      <text:p text:style-name="P1">lp1an04 = "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"</text:p>
      <text:p text:style-name="P1">lp1an05 = "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"</text:p>
      <text:p text:style-name="P1">lp1an06 = "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"</text:p>
      <text:p text:style-name="P1">lp1an07 = "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"</text:p>
      <text:p text:style-name="P1">lp1an08 = "███████ <text:s text:c="20"/>████ SHOP ║ <text:s text:c="6"/>║ SHOP ████ <text:s text:c="20"/>████ <text:s text:c="20"/>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"</text:p>
      <text:p text:style-name="P1">lp1an09 = "███████ <text:s text:c="20"/>████══════╝ <text:s text:c="6"/>╚══════████ <text:s text:c="20"/>████ <text:s text:c="20"/>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"</text:p>
      <text:p text:style-name="P1">lp1an10 = "███████ <text:s text:c="20"/>████ <text:s text:c="20"/>████ <text:s text:c="20"/>████ <text:s text:c="20"/>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"</text:p>
      <text:p text:style-name="P1">lp1an11 = "███████ <text:s text:c="20"/>▀▀▀▀ <text:s text:c="20"/>▀▀▀▀ <text:s text:c="20"/>▀▀▀▀ <text:s text:c="20"/>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"</text:p>
      <text:p text:style-name="P1">lp1an12 = "███████ <text:s text:c="95"/>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"</text:p>
      <text:p text:style-name="P1">lp1an13 = "███████ <text:s text:c="65"/>┌┐ <text:s text:c="27"/>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"</text:p>
      <text:p text:style-name="P1">lp1an14 = "███████ <text:s text:c="62"/>¤ ▒└┘ <text:s text:c="22"/>│D│ <text:s/>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"</text:p>
      <text:p text:style-name="P1">lp1an15 = "███████------------------------------------------------------------------------------------------╔╝ ╚╗-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"</text:p>
      <text:p text:style-name="P1">lp1an16 = "███████------------------------------------------------------------------------------------------║ <text:s text:c="2"/>║-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"</text:p>
      <text:p text:style-name="P1">lp1an17 = "███████------------------------------------------------------------------------------------------║ <text:s text:c="2"/>║-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"</text:p>
      <text:p text:style-name="P1">lp1an18 = "███████------------------------------------------------------------------------------------------║ <text:s text:c="2"/>║-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"</text:p>
      <text:p text:style-name="P1">lp1an19 = "███████------------------------------------------------------------------------------------------║ <text:s text:c="2"/>║-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"</text:p>
      <text:p text:style-name="P1">lp1an20 = "███████--¤-------¤---------¤---------------------------------------------------------------------║ <text:s text:c="2"/>║-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"</text:p>
      <text:p text:style-name="P1">lp1an21 = "███████-------¤---¤---¤--------------------------------------------------------------------------║ <text:s text:c="2"/>║---------------------------- <text:s text:c="103"/>"</text:p>
      <text:p text:style-name="P1">lp1an22 = "███████¤---¤---¤---¤¤-----¤---------------------------------------------------------╔════════════╝ <text:s text:c="2"/>║---------------------------- <text:s text:c="103"/>"</text:p>
      <text:p text:style-name="P1">lp1an23 = "███████---¤--¤----¤------¤----------------------------------------------------------║ <text:s text:c="15"/>║-------------╔══════════════ <text:s text:c="103"/>"</text:p>
      <text:p text:style-name="P1">lp1an24 = "███████-¤-----¤------¤--------------------------------------------------------------║ <text:s text:c="2"/>╔════════════╝-----------┌═╝ <text:s text:c="117"/>"</text:p>
      <text:p text:style-name="P1">lp1an25 = "███████----¤----¤---¤----¤----------------------------------------------------------║ <text:s text:c="2"/>║------------------------│D <text:s text:c="3"/>╔══════════ <text:s text:c="103"/>"</text:p>
      <text:p text:style-name="P1">lp1an26 = "███████-----¤-----¤----¤------------------------------------------------------------║ <text:s text:c="2"/>╚═════════╗--------------└═╗ <text:s text:c="2"/>║---------- <text:s text:c="103"/>"</text:p>
      <text:p text:style-name="P1">lp1an27 = "███████-------¤----¤--------¤-------------------------------------------------------║ <text:s text:c="12"/>║----------------║ <text:s text:c="2"/>║---------- <text:s text:c="103"/>"</text:p>
      <text:p text:style-name="P1">lp1an28 = "███████---¤----¤-¤------¤-----------------------------------------------------------║ <text:s text:c="2"/>╔═════╗ <text:s text:c="2"/>╚════════════════╝ <text:s text:c="2"/>║---------- <text:s text:c="103"/>"</text:p>
      <text:p text:style-name="P1">lp1an29 = "███████-¤----------¤--------¤-------------------------------------------------------║ × ║-----║ <text:s text:c="23"/>║---------- <text:s text:c="103"/>"</text:p>
      <text:p text:style-name="P1">lp1an30 = "███████------¤------¤-----¤---------------------------------------------------------║× ■║-----╚════════════════════════╝---------- <text:s text:c="103"/>"</text:p>
      <text:p text:style-name="P1">lp1an31 = "███████=====¤=========¤===¤=========================================================║■××║========================================= <text:s text:c="103"/>"</text:p>
      <text:p text:style-name="P1">lp1an32 = "███████¤==========¤=================================================================║× ×║========================================= <text:s text:c="103"/>"</text:p>
      <text:p text:style-name="P1">lp1an33 = "███████#############################################################################║× ×║############## <text:s text:c="130"/>"</text:p>
      <text:p text:style-name="P1">lp1an34 = "███████#############################################################################║× <text:s/>║############## <text:s text:c="130"/>"</text:p>
      <text:p text:style-name="P1">lp1an35 = "███████#############################################################################║ ×■║############## <text:s text:c="130"/>"</text:p>
      <text:p text:style-name="P1">lp1an36 = "███████#############################################################################║■ ×║############## <text:s text:c="130"/>"</text:p>
      <text:p text:style-name="P1">lp1an37 = "███████#############################################################################║×× ║############## <text:s text:c="130"/>"</text:p>
      <text:p text:style-name="P1">lp1an38 = "███████#############################################################################║■■×╚═############# <text:s text:c="130"/>"</text:p>
      <text:p text:style-name="P1">lp1an39 = "███████#############################################################################║×× ############### <text:s text:c="130"/>"</text:p>
      <text:p text:style-name="P1">lp1an40 = "███████#############################################################################╚═################# <text:s text:c="130"/>"</text:p>
      <text:p text:style-name="P1">lp1an41 = "███████################################################################################################ <text:s text:c="130"/>"</text:p>
      <text:p text:style-name="P1">lp1an42 = "███████################################################################################################ <text:s text:c="130"/>"</text:p>
      <text:p text:style-name="P1">lp1an43 = "███████################################################################################################ <text:s text:c="130"/>"</text:p>
      <text:p text:style-name="P1">lp1an44 = "███████################################################################################################ <text:s text:c="130"/>"</text:p>
      <text:p text:style-name="P1"/>
      <text:p text:style-name="P1"/>
      <text:p text:style-name="P1">#LV 0</text:p>
      <text:p text:style-name="P1">ap33 = " <text:s text:c="233"/>"</text:p>
      <text:p text:style-name="P1">ap32 = " <text:s text:c="79"/>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 <text:s text:c="28"/>"</text:p>
      <text:p text:style-name="P1">ap31 = " <text:s text:c="79"/>████████████████████████████████████████████████████ <text:s text:c="70"/>██ <text:s text:c="28"/>"</text:p>
      <text:p text:style-name="P1">ap30 = " <text:s text:c="79"/>████████████████████████████████████████████████████ <text:s text:c="70"/>██ <text:s text:c="28"/>"</text:p>
      <text:p text:style-name="P1">ap29 = " <text:s text:c="79"/>████████████████████████████████████████████████████ <text:s text:c="41"/>╔══════╗ <text:s text:c="20"/>██ <text:s text:c="28"/>"</text:p>
      <text:p text:style-name="P1">ap28 = " <text:s text:c="79"/>████████████████████████████████████████████████████ <text:s text:c="4"/>╔═══════╗ <text:s text:c="26"/>╔╝ <text:s text:c="5"/>╚╗ <text:s text:c="19"/>██ <text:s text:c="28"/>"</text:p>
      <text:p text:style-name="P1">ap27 = " <text:s text:c="79"/>████████████████████████████████████████████████████ <text:s text:c="3"/>╔╝ <text:s text:c="6"/>╚╗ <text:s text:c="25"/>║ <text:s text:c="7"/>║ <text:s text:c="19"/>██ <text:s text:c="28"/>"</text:p>
      <text:p text:style-name="P1">ap26 = " <text:s text:c="79"/>████████████████████████████████████████████████████ <text:s text:c="3"/>║ <text:s text:c="8"/>║ <text:s text:c="25"/>╚╗ <text:s text:c="5"/>╔╝ <text:s text:c="19"/>██ <text:s text:c="28"/>"</text:p>
      <text:p text:style-name="P1">ap25 = " <text:s text:c="79"/>████████████████████████████████████████████████████ <text:s text:c="3"/>║ <text:s text:c="8"/>║ <text:s text:c="26"/>╚══════╝ <text:s text:c="20"/>██ <text:s text:c="28"/>"</text:p>
      <text:p text:style-name="P1">ap24 = " <text:s text:c="79"/>████████████████████████████████████████████████████ <text:s text:c="3"/>╚╗ <text:s text:c="6"/>╔╝ <text:s text:c="55"/>██ <text:s text:c="28"/>"</text:p>
      <text:p text:style-name="P1">ap23 = " <text:s text:c="79"/>████████████████████████████████████████████████████ <text:s text:c="4"/>╚═══════╝ <text:s text:c="56"/>██ <text:s text:c="28"/>"</text:p>
      <text:p text:style-name="P1">ap22 = " <text:s text:c="79"/>████████████████████████████████████████████████████ <text:s text:c="70"/>██ <text:s text:c="28"/>"</text:p>
      <text:p text:style-name="P1">ap21 = " <text:s text:c="79"/>████████████████████████████████████████████████████ <text:s text:c="70"/>██ <text:s text:c="28"/>"</text:p>
      <text:p text:style-name="P1">ap20 = " <text:s text:c="36"/>▄▄▄▄▄▄▄▄▄▄▄ <text:s text:c="31"/>████████████████████████████████████████████████████ <text:s text:c="42"/>╔════╗ <text:s text:c="21"/>██ <text:s text:c="28"/>"</text:p>
      <text:p text:style-name="P1">ap19 = " <text:s text:c="29"/>████████ <text:s/>BANK: <text:s/>█████████████████████████████████████████████████████████████████████████████████████ <text:s text:c="42"/>║ <text:s text:c="3"/>║ <text:s text:c="21"/>██ <text:s text:c="28"/>"</text:p>
      <text:p text:style-name="P1">ap18 = " <text:s text:c="29"/>██ <text:s text:c="4"/>█ <text:s/>§ § § <text:s/>█ <text:s text:c="4"/>████ <text:s text:c="20"/>██████████████████████████████████████████████████████ <text:s text:c="42"/>║ <text:s text:c="3"/>║ <text:s text:c="21"/>██ <text:s text:c="28"/>"</text:p>
      <text:p text:style-name="P1">ap17 = " <text:s text:c="29"/>██ <text:s text:c="4"/>█ <text:s text:c="8"/>█ <text:s text:c="4"/>████ <text:s text:c="20"/>██████████████████████████████████████████████████████ <text:s text:c="42"/>╚════╝ <text:s text:c="10"/>╔═══╗ <text:s text:c="5"/>██ <text:s text:c="28"/>"</text:p>
      <text:p text:style-name="P1">ap16 = " <text:s text:c="29"/>██ <text:s text:c="4"/>▀▀▀ <text:s text:c="4"/>▀▀▀ <text:s text:c="4"/>████ <text:s text:c="20"/>██████████████████████████████████████████████████████ <text:s text:c="59"/>╠╗U╔╣ <text:s text:c="5"/>██ <text:s text:c="28"/>"</text:p>
      <text:p text:style-name="P1">ap15 = " <text:s text:c="29"/>██ <text:s text:c="20"/>████ <text:s text:c="20"/>██████████████████████████████████████████████████████ <text:s text:c="14"/>╔═══════╗ <text:s text:c="35"/>╚╝ ╚╝ <text:s text:c="5"/>██ <text:s text:c="28"/>"</text:p>
      <text:p text:style-name="P1">ap14 = " <text:s text:c="29"/>██ <text:s text:c="20"/>████ <text:s text:c="7"/>╔═══╗ <text:s text:c="7"/>██████████████████████████████████████████████████████ <text:s text:c="13"/>╔╝ <text:s text:c="6"/>╚╗ <text:s text:c="45"/>██ <text:s text:c="28"/>"</text:p>
      <text:p text:style-name="P1">ap13 = " <text:s text:c="29"/>██ <text:s text:c="20"/>████ <text:s text:c="7"/>╠╗D╔╣ <text:s text:c="7"/>██████████████████████████████████████████████████████ <text:s text:c="13"/>║ <text:s text:c="8"/>║ <text:s text:c="45"/>██ <text:s text:c="28"/>"</text:p>
      <text:p text:style-name="P1">ap12 = " <text:s text:c="29"/>██ <text:s text:c="20"/>████ <text:s text:c="7"/>╚╝ ╚╝ <text:s text:c="7"/>██████████████████████████████████████████████████████ <text:s text:c="13"/>║ <text:s text:c="8"/>║ <text:s text:c="9"/>│U│ <text:s text:c="21"/>╔═══╗ <text:s text:c="5"/>██ <text:s text:c="28"/>"</text:p>
      <text:p text:style-name="P1">ap11 = " <text:s text:c="29"/>██ <text:s text:c="20"/>████ <text:s text:c="9"/>0 <text:s text:c="9"/>██████████████████████████████████████████████████████ <text:s text:c="13"/>╚╗ <text:s text:c="6"/>╔╝ <text:s text:c="8"/>═╩═╩═ <text:s text:c="20"/>║ <text:s text:c="2"/>║ <text:s text:c="5"/>██ <text:s text:c="28"/>"</text:p>
      <text:p text:style-name="P1">ap10 = " <text:s text:c="29"/>██ <text:s text:c="20"/>████ <text:s text:c="20"/>██████████████████████████████████████████████████████ <text:s text:c="14"/>╚═══════╝ <text:s text:c="18"/>╔═══╗ <text:s text:c="11"/>╚═══╝ <text:s text:c="5"/>██ <text:s text:c="28"/>"</text:p>
      <text:p text:style-name="P1">ap09 = " <text:s text:c="29"/>██ <text:s text:c="20"/>████ <text:s text:c="20"/>██████████████████████████████████████████████████████ <text:s text:c="42"/>║ <text:s text:c="2"/>║ <text:s text:c="22"/>██ <text:s text:c="28"/>"</text:p>
      <text:p text:style-name="P1">ap08 = " <text:s text:c="29"/>██ <text:s text:c="20"/>████ <text:s text:c="20"/>██████████████████████████████████████████████████████ <text:s text:c="42"/>╚═══╝ <text:s text:c="22"/>██ <text:s text:c="28"/>"</text:p>
      <text:p text:style-name="P1">ap07 = " <text:s text:c="29"/>█████████ <text:s text:c="6"/>██████████████████ <text:s text:c="6"/>███████████████████████████████████████████████████████████████ <text:s text:c="4"/>██████████████████████████████████████████████████████████████████ <text:s text:c="28"/>"</text:p>
      <text:p text:style-name="P1">ap06 = " <text:s text:c="29"/>█████████ <text:s text:c="6"/>██████████████████ <text:s text:c="6"/>████████████████████║ ║██████████████████████╗ ╔███████████████ <text:s text:c="4"/>█████████████████████████████████████████ <text:s text:c="53"/>"</text:p>
      <text:p text:style-name="P1">ap05 = " <text:s text:c="29"/>██ <text:s text:c="20"/>████ <text:s text:c="20"/>███░░░░░░░░░░║ ║░░░░░░░░░░███ <text:s text:c="8"/>│U│ <text:s text:c="8"/>████ <text:s text:c="20"/>████ <text:s text:c="20"/>██ <text:s text:c="53"/>"</text:p>
      <text:p text:style-name="P1">ap04 = " <text:s text:c="29"/>██ <text:s text:c="20"/>████ <text:s text:c="20"/>███░░░░░░░░░░║ ║░░░░░░░░░░███ <text:s text:c="20"/>████ <text:s text:c="20"/>████ <text:s text:c="20"/>██ <text:s text:c="53"/>"</text:p>
      <text:p text:style-name="P1">ap03 = " <text:s text:c="29"/>██ <text:s text:c="20"/>████ <text:s text:c="6"/>▄ <text:s text:c="4"/>▄ <text:s text:c="6"/>███░░░░░░░░░░║ ║░░░░░░░░░░███ <text:s text:c="20"/>████ <text:s text:c="20"/>████ <text:s text:c="20"/>██ <text:s text:c="53"/>"</text:p>
      <text:p text:style-name="P1">ap02 = " <text:s text:c="28"/>█▀▀▀▀▀█ <text:s text:c="16"/>▀▀▀▀ <text:s text:c="4"/>▄▄█ <text:s text:c="4"/>█▄▄ <text:s text:c="4"/>███░░░░╔╗░░░░║ ║░░░░╔╗░░░░███ <text:s text:c="20"/>▀▀▀▀ <text:s text:c="20"/>▀▀▀▀ <text:s text:c="20"/>▀▀ <text:s text:c="53"/>"</text:p>
      <text:p text:style-name="P1">ap01 = " <text:s text:c="28"/>█ <text:s text:c="4"/>▀ <text:s text:c="41"/>▀██░░░░║║░░░░║ ║░░░░║║░░░░███ <text:s text:c="126"/>"</text:p>
      <text:p text:style-name="P1">ac00 = " <text:s text:c="28"/>█ <text:s text:c="49"/>0 ░░░║║░░░░║ ║░░░░║║░░░░███ <text:s text:c="126"/>"</text:p>
      <text:p text:style-name="P1">an01 = " <text:s text:c="28"/>█ <text:s text:c="4"/>▄ <text:s text:c="41"/>▄██░░░░║║░░░░║ ║░░░░║║░░░░███ <text:s text:c="126"/>"</text:p>
      <text:p text:style-name="P1">an02 = " <text:s text:c="28"/>█▄▄▄▄▄█ <text:s text:c="16"/>▄▄▄▄ <text:s text:c="4"/>▀▀█ <text:s text:c="4"/>█▀▀ <text:s text:c="4"/>███░░░░║║░░░░╚─╝░░░░║║░░░░███ <text:s text:c="20"/>▄▄▄▄ <text:s text:c="20"/>▄▄▄▄ <text:s text:c="20"/>▄▄ <text:s text:c="53"/>"</text:p>
      <text:p text:style-name="P1">an03 = " <text:s text:c="29"/>██ <text:s text:c="20"/>████ <text:s text:c="6"/>▀ <text:s text:c="4"/>▀ <text:s text:c="6"/>███░░░░║║░░░░░░░░░░░║║░░░░███ <text:s text:c="20"/>████ <text:s text:c="20"/>████ <text:s text:c="20"/>██ <text:s text:c="53"/>"</text:p>
      <text:p text:style-name="P1">an04 = " <text:s text:c="29"/>██ <text:s text:c="20"/>████ <text:s text:c="20"/>███░░░░║║░░░░░░░░░░░║║░░░░░░░ <text:s text:c="20"/>████ <text:s text:c="20"/>████ <text:s text:c="20"/>██ <text:s text:c="53"/>"</text:p>
      <text:p text:style-name="P1">an05 = " <text:s text:c="29"/>██ <text:s text:c="20"/>████ <text:s text:c="20"/>███░ <text:s/>░║║░░░░░░░░░░░║║░░░░░░░ <text:s text:c="20"/>████ <text:s text:c="20"/>████ <text:s text:c="20"/>██ <text:s text:c="53"/>"</text:p>
      <text:p text:style-name="P1">an06 = " <text:s text:c="29"/>█████████ <text:s text:c="6"/>██████████████████ <text:s text:c="6"/>███████████████████████████████████████████ <text:s text:c="6"/>███████████████████████████████████████████████████████████ <text:s text:c="53"/>"</text:p>
      <text:p text:style-name="P1">an07 = " <text:s text:c="4"/>█████████ <text:s text:c="6"/>██████████████████ <text:s text:c="6"/>██████████████████ <text:s text:c="6"/>████████████████████████████████████████████ <text:s text:c="4"/>████████████████████████████████████████████████████████████ <text:s text:c="53"/>"</text:p>
      <text:p text:style-name="P1">an08 = " <text:s text:c="4"/>██ <text:s text:c="20"/>████ SHOP ║ <text:s text:c="6"/>║ SHOP ████ <text:s text:c="20"/>████ <text:s text:c="20"/>████ <text:s text:c="14"/>┌┘--------------│ <text:s text:c="8"/>│------------│ <text:s text:c="9"/>╔═══╗ ██ <text:s text:c="53"/>"</text:p>
      <text:p text:style-name="P1">an09 = " <text:s text:c="4"/>██ <text:s text:c="20"/>████══════╝ <text:s text:c="6"/>╚══════████ <text:s text:c="20"/>████ <text:s text:c="20"/>████ <text:s text:c="5"/>┌─┤ ├────┘--------┌──┐---└─┐ <text:s text:c="6"/>│------------└┐ <text:s text:c="3"/>§ <text:s text:c="3"/>╠╗D╔╣ ██ <text:s text:c="53"/>"</text:p>
      <text:p text:style-name="P1">an10 = " <text:s text:c="4"/>██ <text:s text:c="20"/>████ <text:s text:c="20"/>████ <text:s text:c="20"/>████ <text:s text:c="20"/>████──────┘-│ │-----------┌─┘ <text:s/>┴─────┴ <text:s text:c="5"/>┌┘-------------└─┐ <text:s text:c="6"/>╚╝ ╚╝ ██ <text:s text:c="53"/>"</text:p>
      <text:p text:style-name="P1">an11 = " <text:s text:c="4"/>██ <text:s text:c="20"/>▀▀▀▀ <text:s text:c="20"/>▀▀▀▀ <text:s text:c="20"/>▀▀▀▀ <text:s text:c="20"/>████--------│ │----------┌┘ <text:s text:c="4"/>┬─────┬ <text:s text:c="4"/>│----------------└───┐ <text:s text:c="8"/>██ <text:s text:c="53"/>"</text:p>
      <text:p text:style-name="P1">an12 = " <text:s text:c="4"/>██ <text:s text:c="95"/>████----┌───┤ ├┐--------┌┘ <text:s text:c="5"/>│-----└┐ <text:s text:c="2"/>┌┘--------------------└┐ <text:s text:c="5"/>┌─██ <text:s text:c="53"/>"</text:p>
      <text:p text:style-name="P1">an13 = " <text:s text:c="4"/>██ <text:s text:c="65"/>┌┐ <text:s text:c="27"/>████--┌─┘ <text:s text:c="5"/>│--------│ <text:s text:c="5"/>┌┘------└┤ ├┘----------------------│ <text:s text:c="4"/>┌┘-██ <text:s text:c="53"/>"</text:p>
      <text:p text:style-name="P1">an14 = " <text:s text:c="4"/>██ <text:s text:c="62"/>¤ ▒└┘ <text:s text:c="22"/>│U│ <text:s/>████--│ <text:s text:c="6"/>┌┘--------└┐ <text:s text:c="3"/>┌┘--------│ │-----------------------│ <text:s text:c="4"/>│--██ <text:s text:c="53"/>"</text:p>
      <text:p text:style-name="P1">an15 = " <text:s text:c="4"/>██------------------------------------------------------------------------------------------╔╩═╩╗-████--│ <text:s text:c="6"/>┴──────────┴ <text:s text:c="3"/>│---------│ │-----┌────┐-----------┌┘ <text:s text:c="3"/>┌┘--██ <text:s text:c="53"/>"</text:p>
      <text:p text:style-name="P1">an16 = " <text:s text:c="4"/>██------------------------------------------------------------------------------------------------████-┌┘ <text:s text:c="6"/>┬──────────┬ <text:s text:c="3"/>│---------│ │┌────┘ <text:s text:c="3"/>└────┐----┌─┘ <text:s text:c="4"/>│---██ <text:s text:c="53"/>"</text:p>
      <text:p text:style-name="P1">an17 = " <text:s text:c="4"/>██------------------------------------------------------------------------------------------------████─┘ <text:s text:c="6"/>┌┘--------┌─┘ <text:s text:c="2"/>┌┘--------┌┤ ├┘ <text:s text:c="13"/>└────┘ <text:s text:c="5"/>┌┘---██ <text:s text:c="53"/>"</text:p>
      <text:p text:style-name="P1">an18 = " <text:s text:c="4"/>██-------------------------------------------------------------------------------------------╔═╗--████ <text:s text:c="8"/>│--------┌┘ <text:s text:c="4"/>│-------┌─┘ <text:s text:c="27"/>┌─┘----██ <text:s text:c="53"/>"</text:p>
      <text:p text:style-name="P1">an19 = " <text:s text:c="4"/>██-------------------------------------------------------------------------------------------╚═╝--█████████████████████████████████████████████████████████████████████████████ <text:s text:c="53"/>"</text:p>
      <text:p text:style-name="P1">an20 = " <text:s text:c="4"/>██--¤-------¤---------¤---------------------------------------------------------------------------███████████████████████████ <text:s text:c="103"/>"</text:p>
      <text:p text:style-name="P1">an21 = " <text:s text:c="4"/>██-------¤---¤---¤----------------------------------------------------------------------------------------------------------- <text:s text:c="103"/>"</text:p>
      <text:p text:style-name="P1">an22 = " <text:s text:c="4"/>██¤---¤---¤---¤¤-----¤------------------------------------------------------------------------------------------------------- <text:s text:c="103"/>"</text:p>
      <text:p text:style-name="P1">an23 = " <text:s text:c="4"/>██---¤--¤----¤------¤-----------------------------------------------------------╔═╗----------╔═╗---------------╔═╗------╔═╗-- <text:s text:c="103"/>"</text:p>
      <text:p text:style-name="P1">an24 = " <text:s text:c="4"/>██-¤-----¤------¤---------------------------------------------------------------╚═╝----------╚═╝----------- ─═╣╚═╝------╚═╝-- <text:s text:c="103"/>"</text:p>
      <text:p text:style-name="P1">an25 = " <text:s text:c="4"/>██----¤----¤---¤----¤-------------------------------------------------------------------------------------- <text:s/>U║-------------- <text:s text:c="103"/>"</text:p>
      <text:p text:style-name="P1">an26 = " <text:s text:c="4"/>██-----¤-----¤----¤---------------------------------------------------------------------------------------- ─═╣-------------- <text:s text:c="103"/>"</text:p>
      <text:p text:style-name="P1">an27 = " <text:s text:c="4"/>██-------¤¤---¤--------¤--------------------------------------------------------╔═╗------------------------------------------ <text:s text:c="103"/>"</text:p>
      <text:p text:style-name="P1">an28 = " <text:s text:c="4"/>██---¤----¤-¤------¤------------------------------------------------------------╚═╝-------╔═╗------------------╔═╗----------- <text:s text:c="103"/>"</text:p>
      <text:p text:style-name="P1">an29 = " <text:s text:c="4"/>██-¤----------¤--------¤------------------------------------------------------------------╚═╝------------------╚═╝----------- <text:s text:c="103"/>"</text:p>
      <text:p text:style-name="P1">an30 = " <text:s text:c="4"/>██------¤------¤-----¤------------------------------------------------------------------------------------------------------- <text:s text:c="103"/>"</text:p>
      <text:p text:style-name="P1">an31 = " <text:s text:c="4"/>██=====¤=========¤===¤======================================================================================================= <text:s text:c="103"/>"</text:p>
      <text:p text:style-name="P1">an32 = " <text:s text:c="4"/>██¤==========¤=============================================================================================================== <text:s text:c="103"/>"</text:p>
      <text:p text:style-name="P1">an33 = " <text:s text:c="4"/>██##############################################################################╔═╗############### <text:s text:c="130"/>"</text:p>
      <text:p text:style-name="P1">an34 = " <text:s text:c="4"/>██##############################################################################╚═╝############### <text:s text:c="130"/>"</text:p>
      <text:p text:style-name="P1">an35 = " <text:s text:c="4"/>██################################################################################################ <text:s text:c="130"/>"</text:p>
      <text:p text:style-name="P1">an36 = " <text:s text:c="4"/>██################################################################################################ <text:s text:c="130"/>"</text:p>
      <text:p text:style-name="P1">an37 = " <text:s text:c="4"/>██################################################################################################ <text:s text:c="130"/>"</text:p>
      <text:p text:style-name="P1">an38 = " <text:s text:c="4"/>██##############################################################################╔═╗############### <text:s text:c="130"/>"</text:p>
      <text:p text:style-name="P1">an39 = " <text:s text:c="4"/>██##############################################################################╚═╝############### <text:s text:c="130"/>"</text:p>
      <text:p text:style-name="P1">an40 = " <text:s text:c="4"/>██################################################################################################ <text:s text:c="130"/>"</text:p>
      <text:p text:style-name="P1">an41 = " <text:s text:c="4"/>██################################################################################################ <text:s text:c="130"/>"</text:p>
      <text:p text:style-name="P1">an42 = " <text:s text:c="4"/>██################################################################################################ <text:s text:c="130"/>"</text:p>
      <text:p text:style-name="P1">an43 = " <text:s text:c="4"/>██################################################################################################ <text:s text:c="130"/>"</text:p>
      <text:p text:style-name="P1">an44 = " <text:s text:c="4"/>██################################################################################################ <text:s text:c="130"/>"</text:p>
      <text:p text:style-name="P1"/>
      <text:p text:style-name="P1">#LV -1</text:p>
      <text:p text:style-name="P1">lm1ap33 = "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"</text:p>
      <text:p text:style-name="P1">lm1ap32 = "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"</text:p>
      <text:p text:style-name="P1">lm1ap31 = "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"</text:p>
      <text:p text:style-name="P1">lm1ap30 = "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"</text:p>
      <text:p text:style-name="P1">lm1ap29 = "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"</text:p>
      <text:p text:style-name="P1">lm1ap28 = "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"</text:p>
      <text:p text:style-name="P1">lm1ap27 = "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"</text:p>
      <text:p text:style-name="P1">lm1ap26 = "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"</text:p>
      <text:p text:style-name="P1">lm1ap25 = "█████████████████████████████████████████████████████████████████████████████████████╔═══╗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"</text:p>
      <text:p text:style-name="P1">lm1ap24 = "█████████████████████████████████████████████████████████████████████████████████████╠╗D╔╣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"</text:p>
      <text:p text:style-name="P1">lm1ap23 = "████████████████████████████████████████████████████████████████████████████████████╔╩╝ ╚╩╗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"</text:p>
      <text:p text:style-name="P1">lm1ap22 = "██████████████████████████████████████████████████████████████████████████████████╔═╝ <text:s text:c="4"/>╚╗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"</text:p>
      <text:p text:style-name="P1">lm1ap21 = "█████████████████████████████████████████████████████████████████████████████╔════╝ <text:s text:c="7"/>║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╔════╗█████████████████████████████████████"</text:p>
      <text:p text:style-name="P1">lm1ap20 = "███████████████████████████████████████████████████████████████████████████╔═╣ <text:s text:c="11"/>╔╝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╔═╝ <text:s text:c="3"/>╚╗████████████████████████████████████"</text:p>
      <text:p text:style-name="P1">lm1ap19 = "██████████████████████████████████████████████████████████████████████╔════╝ ╚╗ <text:s text:c="9"/>╔╝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╔═╝ <text:s text:c="5"/>╔╝████████████████████████████████████"</text:p>
      <text:p text:style-name="P1">lm1ap18 = "███████████████████████████████████████████████████████████████╔══════╝ <text:s text:c="6"/>│ <text:s text:c="7"/>╔═╝████████████████████████████████████████████████████████████████████████████████████████████╔════╝ <text:s text:c="6"/>╔╝█████████████████████████████████████"</text:p>
      <text:p text:style-name="P1">lm1ap17 = "██████████████████████████████████████████████████████████████╔╝ <text:s text:c="13"/>║ <text:s text:c="2"/>╔════╝███████████████████████████████████████████████████████████████████████████████████████████╔══╝ <text:s text:c="7"/>╔═══╝██████████████████████████████████████"</text:p>
      <text:p text:style-name="P1">lm1ap16 = "██████████████████████████████████████████████████████████████║ <text:s text:c="14"/>╠═══╝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╔══╝ <text:s text:c="7"/>╔══╝██████████████████████████████████████████"</text:p>
      <text:p text:style-name="P1">lm1ap15 = "██████████████████████████████████████████████████████████████╚╗ <text:s text:c="9"/>╔═══╝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╔═╝ <text:s text:c="5"/>╔════╝█████████████████████████████████████████████"</text:p>
      <text:p text:style-name="P1">lm1ap14 = "███████████████████████████████████████████████████████████████╚═╦╗ ╔╦════╝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║ <text:s text:c="5"/>╔═╝██████████████████████████████████████████████████"</text:p>
      <text:p text:style-name="P1">lm1ap13 = "█████████████████████████████████████████████████████████████████╠╝U╚╣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╔╩═──═╦═╝████████████████████████████████████████████████████"</text:p>
      <text:p text:style-name="P1">lm1ap12 = "█████████████████████████████████████████████████████████████████╚═══╝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╔╝ <text:s text:c="4"/>║██████████████████████████████████████████████████████"</text:p>
      <text:p text:style-name="P1">lm1ap11 = "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╔╝ <text:s text:c="4"/>╔╝██████████████████████████████████████████████████████"</text:p>
      <text:p text:style-name="P1">lm1ap10 = "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╔╝ <text:s text:c="5"/>║███████████████████████████████████████████████████████"</text:p>
      <text:p text:style-name="P1">lm1ap09 = "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║ <text:s text:c="5"/>╔╝███████████████████████████████████████████████████████"</text:p>
      <text:p text:style-name="P1">lm1ap08 = "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║ <text:s text:c="5"/>║████████████████████████████████████████████████████████"</text:p>
      <text:p text:style-name="P1">lm1ap07 = "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║ <text:s text:c="5"/>║████████████████████████████████████████████████████████"</text:p>
      <text:p text:style-name="P1">lm1ap06 = "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╚╗ <text:s text:c="4"/>╚╗███████████████████████████████████████████████████████"</text:p>
      <text:p text:style-name="P1">lm1ap05 = "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╚╗ <text:s text:c="4"/>╚══╗████████████████████████████████████████████████████"</text:p>
      <text:p text:style-name="P1">lm1ap04 = "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║ <text:s text:c="7"/>╚╗███████████████████████████████████████████████████"</text:p>
      <text:p text:style-name="P1">lm1ap03 = "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╔═══════╗████╚═╗ <text:s text:c="6"/>╚╗██████████████████████████████████████████████████"</text:p>
      <text:p text:style-name="P1">lm1ap02 = "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╔═╝ <text:s text:c="6"/>╚═╗████╚╗ <text:s text:c="6"/>║██████████████████████████████████████████████████"</text:p>
      <text:p text:style-name="P1">lm1ap01 = "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╔╝ <text:s text:c="10"/>╚╗████╚╗ <text:s text:c="5"/>╚╗█████████████████████████████████████████████████"</text:p>
      <text:p text:style-name="P1">lm1ac00 = "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╔══╝ <text:s text:c="3"/>╔═╗ <text:s text:c="5"/>║█████║ <text:s text:c="6"/>║█████████████████████████████████████████████████"</text:p>
      <text:p text:style-name="P1">lm1an01 = "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╔════╝ <text:s text:c="5"/>╔╝█╚╗ <text:s text:c="4"/>╚╗████║ <text:s text:c="6"/>║█████████████████████████████████████████████████"</text:p>
      <text:p text:style-name="P1">lm1an02 = "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╔═══╝ <text:s text:c="10"/>║███║ <text:s text:c="5"/>║████║ <text:s text:c="6"/>║█████████████████████████████████████████████████"</text:p>
      <text:p text:style-name="P1">lm1an03 = "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╔═══╝ <text:s text:c="5"/>╔═╗ <text:s text:c="5"/>║███║ <text:s text:c="5"/>║███╔╝ <text:s text:c="6"/>║█████████████████████████████████████████████████"</text:p>
      <text:p text:style-name="P1">lm1an04 = "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╔═══╝ <text:s text:c="7"/>╔═╝█║ <text:s text:c="4"/>╔╝███╚╗ <text:s text:c="4"/>╚╗██║ <text:s text:c="6"/>╔╝█████████████████████████████████████████████████"</text:p>
      <text:p text:style-name="P1">lm1an05 = "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 <text:s text:c="8"/>╔══╝███╚╗ <text:s text:c="3"/>║█████║ <text:s text:c="5"/>╚══╝ <text:s text:c="6"/>║██████████████████████████████████████████████████"</text:p>
      <text:p text:style-name="P1">lm1an06 = "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 <text:s text:c="4"/>╔══╝███████║ <text:s text:c="3"/>║█████╚╗ <text:s text:c="14"/>╔╝██████████████████████████████████████████████████"</text:p>
      <text:p text:style-name="P1">lm1an07 = "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 ╔══╝██████████║ <text:s text:c="3"/>║██████╚══╗ <text:s text:c="8"/>╔══╝███████████████████████████████████████████████████"</text:p>
      <text:p text:style-name="P1">lm1an08 = "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╔╝ <text:s text:c="3"/>║█████████╚══╦╗ ╔╦══╝██████████████████████████████████████████████████████"</text:p>
      <text:p text:style-name="P1">lm1an09 = "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║ <text:s text:c="4"/>║████████████╠╝U╚╣█████████████████████████████████████████████████████████"</text:p>
      <text:p text:style-name="P1">lm1an10 = "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╔╝ <text:s text:c="4"/>║████████████╚═══╝█████████████████████████████████████████████████████████"</text:p>
      <text:p text:style-name="P1">lm1an11 = "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║ <text:s text:c="4"/>╔╝██████████████████████████████████████████████████████████████████████████"</text:p>
      <text:p text:style-name="P1">lm1an12 = "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║ <text:s text:c="4"/>║███████████████████████████████████████████████████████████████████████████"</text:p>
      <text:p text:style-name="P1">lm1an13 = "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╔╝ <text:s text:c="4"/>║███████████████████████████████████████████████████████████████████████████"</text:p>
      <text:p text:style-name="P1">lm1an14 = "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╔╝ <text:s text:c="4"/>╔╝███████████████████████████████████████████████████████████████████████████"</text:p>
      <text:p text:style-name="P1">lm1an15 = "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║ <text:s text:c="4"/>╔╝████████████████████████████████████████████████████████████████████████████"</text:p>
      <text:p text:style-name="P1">lm1an16 = "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║ <text:s text:c="4"/>║█████████████████████████████████████████████████████████████████████████████"</text:p>
      <text:p text:style-name="P1">lm1an17 = "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║█████╚╗████████████████████████████████████████████████████████████████████████████"</text:p>
      <text:p text:style-name="P1">lm1an18 = "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║███████████████████████████████████████████████████████████████████████████████████"</text:p>
      <text:p text:style-name="P1">lm1an19 = "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╚╗██████████████████████████████████████████████████████████████████████████████████"</text:p>
      <text:p text:style-name="P1">lm1an20 = "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"</text:p>
      <text:p text:style-name="P1">lm1an21 = "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"</text:p>
      <text:p text:style-name="P1">lm1an22 = "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"</text:p>
      <text:p text:style-name="P1">lm1an23 = "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"</text:p>
      <text:p text:style-name="P1">lm1an24 = "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"</text:p>
      <text:p text:style-name="P1">lm1an25 = "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"</text:p>
      <text:p text:style-name="P1">lm1an26 = "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"</text:p>
      <text:p text:style-name="P1">lm1an27 = "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"</text:p>
      <text:p text:style-name="P1">lm1an28 = "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"</text:p>
      <text:p text:style-name="P1">lm1an29 = "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"</text:p>
      <text:p text:style-name="P1">lm1an30 = "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"</text:p>
      <text:p text:style-name="P1">lm1an31 = "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"</text:p>
      <text:p text:style-name="P1">lm1an32 = "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"</text:p>
      <text:p text:style-name="P1">lm1an33 = "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"</text:p>
      <text:p text:style-name="P1">lm1an34 = "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"</text:p>
      <text:p text:style-name="P1">lm1an35 = "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"</text:p>
      <text:p text:style-name="P1">lm1an36 = "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"</text:p>
      <text:p text:style-name="P1">lm1an37 = "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"</text:p>
      <text:p text:style-name="P1">lm1an38 = "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"</text:p>
      <text:p text:style-name="P1">lm1an39 = "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"</text:p>
      <text:p text:style-name="P1">lm1an40 = "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"</text:p>
      <text:p text:style-name="P1">lm1an41 = "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"</text:p>
      <text:p text:style-name="P1">lm1an42 = "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"</text:p>
      <text:p text:style-name="P1">lm1an43 = "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"</text:p>
      <text:p text:style-name="P1">lm1an44 = "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"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S PGothic" svg:font-family="'MS PGothic'" style:font-family-generic="system" style:font-pitch="variable"/>
    <style:font-face style:name="MS PMincho" svg:font-family="'MS PMincho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MS PMincho" style:font-size-asian="10.5pt" style:language-asian="ja" style:country-asian="JP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MS PMincho" style:font-size-asian="10.5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S PGothic" style:font-family-asian="'MS PGothic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3T17:03:38.220000000</meta:creation-date>
    <dc:date>2015-12-03T23:14:04.046000000</dc:date>
    <meta:editing-duration>PT5H55M15S</meta:editing-duration>
    <meta:editing-cycles>1</meta:editing-cycles>
    <meta:document-statistic meta:table-count="0" meta:image-count="0" meta:object-count="0" meta:page-count="1" meta:paragraph-count="237" meta:word-count="1504" meta:character-count="57346" meta:non-whitespace-character-count="40669"/>
    <meta:generator>LibreOffice/4.4.1.2$Windows_x86 LibreOffice_project/45e2de17089c24a1fa810c8f975a7171ba4cd432</meta:generator>
  </office:meta>
</office:document-meta>
</file>